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11.75cm" fo:min-width="4.3cm"/>
    </style:style>
    <style:style style:name="gr19" style:family="graphic" style:parent-style-name="standard">
      <style:graphic-properties draw:fill="solid" draw:fill-color="#ff8080" draw:textarea-horizontal-align="justify" draw:textarea-vertical-align="middle" draw:auto-grow-height="false" fo:min-height="0.676cm" fo:min-width="4.686cm" fo:wrap-option="no-wrap"/>
    </style:style>
    <style:style style:name="gr20" style:family="graphic" style:parent-style-name="standard">
      <style:graphic-properties draw:fill-color="#ff8080" draw:textarea-horizontal-align="justify" draw:textarea-vertical-align="middle" draw:auto-grow-height="false" fo:min-height="1.55cm" fo:min-width="8.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6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cm" svg:height="1.6cm" svg:x="16.8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38.4cm" svg:y="3.6cm">
          <text:p text:style-name="P1">Demandeur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" draw:start-glue-point="1" draw:end-shape="id2" draw:end-glue-point="2" svg:d="M41600 4000h2400v-1600" svg:viewBox="0 0 2401 1601">
          <text:p/>
        </draw:connector>
        <draw:connector draw:style-name="gr4" draw:layer="layout" svg:x1="44cm" svg:y1="10.7cm" svg:x2="44cm" svg:y2="2.4cm" draw:start-shape="id3" draw:start-glue-point="0" draw:end-shape="id2" draw:end-glue-point="2" svg:d="M44000 10700v-8300" svg:viewBox="0 0 1 8301">
          <text:p/>
        </draw:connector>
        <draw:g xml:id="id6" draw:id="id6">
          <draw:custom-shape draw:style-name="gr5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5" draw:id="id5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2.8cm" svg:x2="18.8cm" svg:y2="8.8cm" draw:start-shape="id4" draw:start-glue-point="0" draw:end-shape="id5" draw:end-glue-point="5" svg:d="M16012 12800v-4000h2788" svg:viewBox="0 0 2789 4001">
          <text:p/>
        </draw:connector>
        <draw:connector draw:style-name="gr8" draw:layer="layout" svg:x1="23.6cm" svg:y1="8.8cm" svg:x2="25.6cm" svg:y2="8.8cm" draw:start-shape="id5" draw:start-glue-point="7" draw:end-shape="id6" draw:end-glue-point="3" svg:d="M23600 8800h2000" svg:viewBox="0 0 2001 1">
          <text:p/>
        </draw:connector>
        <draw:g xml:id="id9" draw:id="id9">
          <draw:custom-shape draw:style-name="gr5" draw:text-style-name="P1" xml:id="id3" draw:id="id3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8" draw:id="id8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7.6cm" svg:y1="14.4cm" svg:x2="34.4cm" svg:y2="12cm" draw:start-shape="id7" draw:start-glue-point="0" draw:end-shape="id8" draw:end-glue-point="5" svg:d="M17600 14400v-2400h16800" svg:viewBox="0 0 16801 2401">
          <text:p/>
        </draw:connector>
        <draw:connector draw:style-name="gr8" draw:layer="layout" svg:x1="39.2cm" svg:y1="12cm" svg:x2="41.6cm" svg:y2="12cm" draw:start-shape="id8" draw:start-glue-point="7" draw:end-shape="id9" draw:end-glue-point="3" svg:d="M39200 12000h2400" svg:viewBox="0 0 2401 1">
          <text:p/>
        </draw:connector>
        <draw:g xml:id="id10" draw:id="id10">
          <draw:custom-shape draw:style-name="gr5" draw:text-style-name="P1" draw:layer="layout" svg:width="4.8cm" svg:height="0.8cm" svg:x="34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34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1" draw:id="id11" draw:layer="layout" svg:width="4.8cm" svg:height="1.6cm" svg:x="40.8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5.2cm" svg:x2="40.8cm" svg:y2="15.2cm" draw:start-shape="id10" draw:start-glue-point="1" draw:end-shape="id11" draw:end-glue-point="5" svg:d="M39200 15200h1600" svg:viewBox="0 0 1601 1">
          <text:p/>
        </draw:connector>
        <draw:connector draw:style-name="gr8" draw:layer="layout" draw:line-skew="0.899cm" svg:x1="45.6cm" svg:y1="15.2cm" svg:x2="46.4cm" svg:y2="1.2cm" draw:start-shape="id11" draw:start-glue-point="7" draw:end-shape="id12" draw:end-glue-point="1" svg:d="M45600 15200h2200v-14000h-1400" svg:viewBox="0 0 2201 14001">
          <text:p/>
        </draw:connector>
        <draw:custom-shape draw:style-name="gr7" draw:text-style-name="P1" xml:id="id13" draw:id="id13" draw:layer="layout" svg:width="4.8cm" svg:height="1.6cm" svg:x="24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5.2cm" svg:x2="24cm" svg:y2="15.2cm" draw:start-shape="id7" draw:end-shape="id13" draw:end-glue-point="5" svg:d="M18400 15200h5600" svg:viewBox="0 0 5601 1">
          <text:p/>
        </draw:connector>
        <draw:connector draw:style-name="gr8" draw:layer="layout" svg:x1="28.8cm" svg:y1="15.2cm" svg:x2="34.4cm" svg:y2="15.2cm" draw:start-shape="id13" draw:start-glue-point="7" draw:end-shape="id10" draw:end-glue-point="3" svg:d="M28800 15200h5600" svg:viewBox="0 0 5601 1">
          <text:p/>
        </draw:connector>
        <draw:custom-shape draw:style-name="gr7" draw:text-style-name="P1" xml:id="id14" draw:id="id14" draw:layer="layout" svg:width="4.8cm" svg:height="1.6cm" svg:x="7.2cm" svg:y="15.2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12cm" svg:y1="16cm" svg:x2="12cm" svg:y2="16cm" draw:end-shape="id14" draw:end-glue-point="7" svg:d="M13612 16000h-1612" svg:viewBox="0 0 1613 1">
          <text:p/>
        </draw:connector>
        <draw:connector draw:style-name="gr8" draw:layer="layout" draw:line-skew="-0.699cm" svg:x1="9.6cm" svg:y1="15.2cm" svg:x2="40cm" svg:y2="3.6cm" draw:start-shape="id14" draw:start-glue-point="4" draw:end-shape="id1" draw:end-glue-point="0" svg:d="M9600 15200v-12800h30400v1200" svg:viewBox="0 0 30401 12801">
          <text:p/>
        </draw:connector>
        <draw:connector draw:style-name="gr8" draw:layer="layout" svg:x1="7.2cm" svg:y1="16cm" svg:x2="2.4cm" svg:y2="12.4cm" draw:start-shape="id14" draw:start-glue-point="5" draw:end-shape="id15" draw:end-glue-point="2" svg:d="M7200 16000h-4800v-3600" svg:viewBox="0 0 4801 3601">
          <text:p/>
        </draw:connector>
        <draw:custom-shape draw:style-name="gr7" draw:text-style-name="P1" xml:id="id17" draw:id="id17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8.8cm" svg:y2="4cm" draw:start-shape="id16" draw:start-glue-point="0" draw:end-shape="id17" draw:end-glue-point="5" svg:d="M14400 14400v-10400h4400" svg:viewBox="0 0 4401 10401">
          <text:p/>
        </draw:connector>
        <draw:connector draw:style-name="gr8" draw:layer="layout" svg:x1="23.6cm" svg:y1="4cm" svg:x2="38.4cm" svg:y2="4cm" draw:start-shape="id17" draw:start-glue-point="7" draw:end-shape="id1" draw:end-glue-point="3" svg:d="M23600 4000h14800" svg:viewBox="0 0 14801 1">
          <text:p/>
        </draw:connector>
        <draw:g>
          <draw:frame draw:style-name="gr10" xml:id="id18" draw:id="id18" draw:layer="layout" svg:width="1.6cm" svg:height="0.8cm" svg:x="22cm" svg:y="4.8cm">
            <draw:text-box>
              <text:p>Date</text:p>
            </draw:text-box>
          </draw:frame>
          <draw:frame draw:style-name="gr11" xml:id="id19" draw:id="id19" draw:layer="layout" svg:width="2.4cm" svg:height="0.8cm" svg:x="22cm" svg:y="5.6cm">
            <draw:text-box>
              <text:p>Prix</text:p>
            </draw:text-box>
          </draw:frame>
          <draw:connector draw:style-name="gr12" draw:layer="layout" svg:x1="21.2cm" svg:y1="4.8cm" svg:x2="22cm" svg:y2="5.2cm" draw:start-shape="id17" draw:start-glue-point="6" draw:end-shape="id18" draw:end-glue-point="3" svg:d="M21200 4800v400h800" svg:viewBox="0 0 801 401">
            <text:p/>
          </draw:connector>
          <draw:connector draw:style-name="gr12" draw:layer="layout" svg:x1="21.2cm" svg:y1="4.8cm" svg:x2="22cm" svg:y2="6cm" draw:start-shape="id17" draw:start-glue-point="6" draw:end-shape="id19" draw:end-glue-point="3" svg:d="M21200 4800v1200h800" svg:viewBox="0 0 801 1201">
            <text:p/>
          </draw:connector>
          <draw:frame draw:style-name="gr11" xml:id="id20" draw:id="id20" draw:layer="layout" svg:width="3.2cm" svg:height="0.8cm" svg:x="22cm" svg:y="6.4cm">
            <draw:text-box>
              <text:p>N° contrat</text:p>
            </draw:text-box>
          </draw:frame>
          <draw:connector draw:style-name="gr12" draw:layer="layout" svg:x1="21.2cm" svg:y1="4.8cm" svg:x2="22cm" svg:y2="6.8cm" draw:start-shape="id17" draw:start-glue-point="6" draw:end-shape="id20" draw:end-glue-point="3" svg:d="M21200 4800v2000h800" svg:viewBox="0 0 801 2001">
            <text:p/>
          </draw:connector>
        </draw:g>
        <draw:g xml:id="id12" draw:id="id12">
          <draw:custom-shape draw:style-name="gr5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2" draw:id="id2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1" draw:id="id21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6" draw:start-glue-point="1" draw:end-shape="id21" draw:end-glue-point="5" svg:d="M30400 8800h2400" svg:viewBox="0 0 2401 1">
          <text:p/>
        </draw:connector>
        <draw:connector draw:style-name="gr8" draw:layer="layout" svg:x1="37.6cm" svg:y1="8.8cm" svg:x2="40cm" svg:y2="4.4cm" draw:start-shape="id21" draw:start-glue-point="7" draw:end-shape="id1" draw:end-glue-point="2" svg:d="M37600 8800h2400v-4400" svg:viewBox="0 0 2401 4401">
          <text:p/>
        </draw:connector>
        <draw:g xml:id="id15" draw:id="id15">
          <draw:custom-shape draw:style-name="gr5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5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3" draw:id="id23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4" draw:id="id24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22" draw:start-glue-point="2" draw:end-shape="id23" draw:end-glue-point="4" svg:d="M2400 3600v3600" svg:viewBox="0 0 1 3601">
          <text:p/>
        </draw:connector>
        <draw:connector draw:style-name="gr8" draw:layer="layout" svg:x1="4.8cm" svg:y1="2.6cm" svg:x2="6.4cm" svg:y2="5.6cm" draw:start-shape="id22" draw:start-glue-point="1" draw:end-shape="id24" draw:end-glue-point="4" svg:d="M4800 2600h1600v3000" svg:viewBox="0 0 1601 3001">
          <text:p/>
        </draw:connector>
        <draw:connector draw:style-name="gr8" draw:layer="layout" svg:x1="6.4cm" svg:y1="7.2cm" svg:x2="4.8cm" svg:y2="11.4cm" draw:start-shape="id24" draw:start-glue-point="6" draw:end-shape="id15" draw:end-glue-point="1" svg:d="M6400 7200v4200h-1600" svg:viewBox="0 0 1601 4201">
          <text:p/>
        </draw:connector>
        <draw:connector draw:style-name="gr8" draw:layer="layout" svg:x1="2.4cm" svg:y1="8.8cm" svg:x2="2.4cm" svg:y2="10.4cm" draw:start-shape="id23" draw:start-glue-point="6" draw:end-shape="id15" draw:end-glue-point="0" svg:d="M2400 8800v1600" svg:viewBox="0 0 1 1601">
          <text:p/>
        </draw:connector>
        <draw:frame draw:style-name="gr15" draw:layer="layout" svg:width="1.505cm" svg:height="0.747cm" svg:x="40.095cm" svg:y="11.253cm">
          <draw:text-box>
            <text:p>(1,n)</text:p>
          </draw:text-box>
        </draw:frame>
        <draw:frame draw:style-name="gr15" draw:layer="layout" svg:width="1.505cm" svg:height="0.747cm" svg:x="32.89cm" svg:y="14.453cm">
          <draw:text-box>
            <text:p>(0,n)</text:p>
          </draw:text-box>
        </draw:frame>
        <draw:frame draw:style-name="gr15" draw:layer="layout" svg:width="1.505cm" svg:height="0.747cm" svg:x="39.2cm" svg:y="14.453cm">
          <draw:text-box>
            <text:p>(0,n)</text:p>
          </draw:text-box>
        </draw:frame>
        <draw:frame draw:style-name="gr16" draw:layer="layout" svg:width="1.51cm" svg:height="0.747cm" svg:x="46.4cm" svg:y="0.453cm">
          <draw:text-box>
            <text:p>(1,1)</text:p>
          </draw:text-box>
        </draw:frame>
        <draw:frame draw:style-name="gr15" draw:layer="layout" svg:width="1.505cm" svg:height="0.747cm" svg:x="24.095cm" svg:y="8.053cm">
          <draw:text-box>
            <text:p>(0,n)</text:p>
          </draw:text-box>
        </draw:frame>
        <draw:frame draw:style-name="gr15" draw:layer="layout" svg:width="1.505cm" svg:height="0.747cm" svg:x="39.995cm" svg:y="2.853cm">
          <draw:text-box>
            <text:p>(0,n)</text:p>
          </draw:text-box>
        </draw:frame>
        <draw:frame draw:style-name="gr15" draw:layer="layout" svg:width="1.505cm" svg:height="0.747cm" svg:x="2.4cm" svg:y="12.4cm">
          <draw:text-box>
            <text:p>(0,n)</text:p>
          </draw:text-box>
        </draw:frame>
        <draw:frame draw:style-name="gr16" draw:layer="layout" svg:width="1.51cm" svg:height="0.747cm" svg:x="2.4cm" svg:y="9.653cm">
          <draw:text-box>
            <text:p>(1,1)</text:p>
          </draw:text-box>
        </draw:frame>
        <draw:frame draw:style-name="gr16" draw:layer="layout" svg:width="1.51cm" svg:height="0.747cm" svg:x="4.8cm" svg:y="10.653cm">
          <draw:text-box>
            <text:p>(0,1)</text:p>
          </draw:text-box>
        </draw:frame>
        <draw:frame draw:style-name="gr16" draw:layer="layout" svg:width="1.51cm" svg:height="0.747cm" svg:x="2.4cm" svg:y="3.6cm">
          <draw:text-box>
            <text:p>(1,n)</text:p>
          </draw:text-box>
        </draw:frame>
        <draw:frame draw:style-name="gr16" draw:layer="layout" svg:width="1.51cm" svg:height="0.747cm" svg:x="4.8cm" svg:y="1.853cm">
          <draw:text-box>
            <text:p>(1,1)</text:p>
          </draw:text-box>
        </draw:frame>
        <draw:frame draw:style-name="gr15" draw:layer="layout" svg:width="1.505cm" svg:height="0.747cm" svg:x="30.4cm" svg:y="8.053cm">
          <draw:text-box>
            <text:p>(0,n)</text:p>
          </draw:text-box>
        </draw:frame>
        <draw:frame draw:style-name="gr15" draw:layer="layout" svg:width="1.505cm" svg:height="0.747cm" svg:x="39.995cm" svg:y="4.4cm">
          <draw:text-box>
            <text:p>(0,n)</text:p>
          </draw:text-box>
        </draw:frame>
        <draw:frame draw:style-name="gr10" xml:id="id25" draw:id="id25" draw:layer="layout" svg:width="1.6cm" svg:height="0.8cm" svg:x="10.4cm" svg:y="16.8cm">
          <draw:text-box>
            <text:p>Date</text:p>
          </draw:text-box>
        </draw:frame>
        <draw:frame draw:style-name="gr11" xml:id="id26" draw:id="id26" draw:layer="layout" svg:width="2.4cm" svg:height="0.8cm" svg:x="10.4cm" svg:y="17.6cm">
          <draw:text-box>
            <text:p>Heure</text:p>
          </draw:text-box>
        </draw:frame>
        <draw:connector draw:style-name="gr12" draw:layer="layout" svg:x1="9.6cm" svg:y1="16.8cm" svg:x2="10.4cm" svg:y2="17.2cm" draw:start-shape="id14" draw:start-glue-point="6" draw:end-shape="id25" draw:end-glue-point="3" svg:d="M9600 16800v400h800" svg:viewBox="0 0 801 401">
          <text:p/>
        </draw:connector>
        <draw:connector draw:style-name="gr12" draw:layer="layout" svg:x1="9.6cm" svg:y1="16.8cm" svg:x2="10.4cm" svg:y2="18cm" draw:start-shape="id14" draw:end-shape="id26" draw:end-glue-point="3" svg:d="M9600 16800v1200h800" svg:viewBox="0 0 801 1201">
          <text:p/>
        </draw:connector>
        <draw:frame draw:style-name="gr15" draw:layer="layout" svg:width="1.505cm" svg:height="0.747cm" svg:x="36.89cm" svg:y="3.253cm">
          <draw:text-box>
            <text:p>(0,n)</text:p>
          </draw:text-box>
        </draw:frame>
        <draw:custom-shape draw:style-name="gr17" draw:text-style-name="P1" draw:layer="layout" svg:width="11.949cm" svg:height="1cm" svg:x="20.051cm" svg:y="17.6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4" draw:id="id4" draw:layer="layout" svg:width="4.8cm" svg:height="0.8cm" svg:x="13.612cm" svg:y="12.8cm">
          <text:p text:style-name="P1">Bien immobili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cm" svg:height="12cm" svg:x="13.6cm" svg:y="13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Type bien</text:span></text:p>
            </text:list-item>
            <text:list-item>
              <text:p text:style-name="P2"><text:span text:style-name="T2">Type offre</text:span></text:p>
            </text:list-item>
            <text:list-item>
              <text:p text:style-name="P2">Ascenseur</text:p>
            </text:list-item>
            <text:list-item>
              <text:p text:style-name="P2">Bail</text:p>
            </text:list-item>
            <text:list-item>
              <text:p text:style-name="P2">Caution</text:p>
            </text:list-item>
            <text:list-item>
              <text:p text:style-name="P2">Charges</text:p>
            </text:list-item>
            <text:list-item>
              <text:p text:style-name="P2">Cuisine équipée</text:p>
            </text:list-item>
            <text:list-item>
              <text:p text:style-name="P2">Date disponible</text:p>
            </text:list-item>
            <text:list-item>
              <text:p text:style-name="P2">Date soumission</text:p>
            </text:list-item>
            <text:list-item>
              <text:p text:style-name="P2">Description</text:p>
            </text:list-item>
            <text:list-item>
              <text:p text:style-name="P2">Étage</text:p>
            </text:list-item>
            <text:list-item>
              <text:p text:style-name="P2">État</text:p>
            </text:list-item>
            <text:list-item>
              <text:p text:style-name="P2">Garniture</text:p>
            </text:list-item>
            <text:list-item>
              <text:p text:style-name="P2">Loyer</text:p>
            </text:list-item>
            <text:list-item>
              <text:p text:style-name="P2">Nb chambres</text:p>
            </text:list-item>
            <text:list-item>
              <text:p text:style-name="P2">Nb garages</text:p>
            </text:list-item>
            <text:list-item>
              <text:p text:style-name="P2">Nb pièces</text:p>
            </text:list-item>
            <text:list-item>
              <text:p text:style-name="P2">Nb étages</text:p>
            </text:list-item>
            <text:list-item>
              <text:p text:style-name="P2">Prix</text:p>
            </text:list-item>
            <text:list-item>
              <text:p text:style-name="P2">Revenu cadastral</text:p>
            </text:list-item>
            <text:list-item>
              <text:p text:style-name="P2">Statut</text:p>
            </text:list-item>
            <text:list-item>
              <text:p text:style-name="P2">Superficie</text:p>
            </text:list-item>
            <text:list-item>
              <text:p text:style-name="P2">Superficie jardi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layer="layout" svg:width="1.51cm" svg:height="0.747cm" svg:x="17.5cm" svg:y="12.053cm">
          <draw:text-box>
            <text:p>(1,1)</text:p>
          </draw:text-box>
        </draw:frame>
        <draw:frame draw:style-name="gr16" draw:layer="layout" svg:width="1.51cm" svg:height="0.747cm" svg:x="18.4cm" svg:y="14.353cm">
          <draw:text-box>
            <text:p>(1,1)</text:p>
          </draw:text-box>
        </draw:frame>
        <draw:frame draw:style-name="gr16" draw:layer="layout" svg:width="1.51cm" svg:height="0.747cm" svg:x="16cm" svg:y="12.036cm">
          <draw:text-box>
            <text:p>(1,1)</text:p>
          </draw:text-box>
        </draw:frame>
        <draw:frame draw:style-name="gr15" draw:layer="layout" svg:width="1.505cm" svg:height="0.747cm" svg:x="12.095cm" svg:y="15.153cm">
          <draw:text-box>
            <text:p>(0,n)</text:p>
          </draw:text-box>
        </draw:frame>
        <draw:frame draw:style-name="gr16" draw:layer="layout" svg:width="1.51cm" svg:height="0.747cm" svg:x="14.4cm" svg:y="12.053cm">
          <draw:text-box>
            <text:p>(0,1)</text:p>
          </draw:text-box>
        </draw:frame>
        <draw:custom-shape draw:style-name="gr19" draw:text-style-name="P1" draw:layer="layout" svg:width="5.6cm" svg:height="1cm" svg:x="19.8cm" svg:y="22.4cm">
          <text:p text:style-name="P1">Il manque la photo</text:p>
          <draw:enhanced-geometry svg:viewBox="0 0 21600 21600" draw:text-areas="800 800 20800 20800" draw:mirror-horizontal="false" draw:mirror-vertical="false" draw:type="round-rectangular-callout" draw:modifiers="-5410.60524906267 -25721.4785214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9cm" svg:height="1.8cm" svg:x="30.4cm" svg:y="20cm">
          <text:p text:style-name="P1">Il manque la liste des biens soumis au client. Il faut y indiquer si le client est intéressé ou non par cette off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2H38M38S</meta:editing-duration>
    <meta:editing-cycles>37</meta:editing-cycles>
    <meta:generator>LibreOffice/4.3.4.1$Windows_x86 LibreOffice_project/bc356b2f991740509f321d70e4512a6a54c5f243</meta:generator>
    <dc:date>2015-01-28T17:56:04.828000000</dc:date>
    <meta:document-statistic meta:object-count="88"/>
    <meta:template xlink:type="simple" xlink:actuate="onRequest" xlink:title="Diagramme" xlink:href="../../../../../../AppData/Roaming/LibreOffice/4/user/template/Diagramme.otg" meta:date="2014-12-06T19:05:54.762000000"/>
  </office:meta>
</office:document-meta>
</file>